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T26" style:parent-style-name="DefaultParagraphFont" style:family="text">
      <style:text-properties style:font-name="Wingdings" style:font-name-asian="Wingdings" style:font-name-complex="Wingdings"/>
    </style:style>
    <style:style style:name="P27" style:parent-style-name="ListParagraph" style:family="paragraph"/>
    <style:style style:name="P28" style:parent-style-name="ListParagraph" style:family="paragraph"/>
  </office:automatic-styles>
  <office:body>
    <office:text text:use-soft-page-breaks="true">
      <text:h text:style-name="P1" text:outline-level="1">Unit 1 Review Questions</text:h>
      <text:h text:style-name="Heading2" text:outline-level="2">Unit 1A: Naming Web Files</text:h>
      <text:list text:style-name="LFO1" text:continue-numbering="true">
        <text:list-item>
          <text:p text:style-name="P2">What is SEO?</text:p>
          <text:list text:continue-numbering="true">
            <text:list-item>
              <text:p text:style-name="P3">Search engine optimization, it is supposed to improve the page ranking and indexing by search engines.<text:s/></text:p>
            </text:list-item>
          </text:list>
        </text:list-item>
        <text:list-item>
          <text:p text:style-name="P4">What is the purpose of the index.html file? What is it used for?</text:p>
          <text:list text:continue-numbering="true">
            <text:list-item>
              <text:p text:style-name="P5">It lets browser know that this is the main file</text:p>
            </text:list-item>
          </text:list>
        </text:list-item>
        <text:list-item>
          <text:p text:style-name="P6">What is a URL?</text:p>
          <text:list text:continue-numbering="true">
            <text:list-item>
              <text:p text:style-name="P7">Uniform Resource Locator, or<text:s/>a web address.<text:s/></text:p>
            </text:list-item>
          </text:list>
        </text:list-item>
        <text:list-item>
          <text:p text:style-name="P8">What is the difference between an absolute URL and a relative URL? When might you use each?</text:p>
          <text:list text:continue-numbering="true">
            <text:list-item>
              <text:p text:style-name="P9">Absolutes contain a protocol and relatives usually use file names within the same directory.<text:s/></text:p>
            </text:list-item>
          </text:list>
        </text:list-item>
        <text:list-item>
          <text:p text:style-name="P10">What do the following abbreviations stand for: http, ftp</text:p>
          <text:list text:continue-numbering="true">
            <text:list-item>
              <text:p text:style-name="P11">Hyper Text Transfer Protocol, File Transfer Protocol</text:p>
            </text:list-item>
          </text:list>
        </text:list-item>
      </text:list>
      <text:h text:style-name="Heading2" text:outline-level="2">Unit 1B: Working with Web Files</text:h>
      <text:h text:style-name="Heading2" text:outline-level="2">Unit 1C: Web Building Blocks</text:h>
      <text:list text:style-name="LFO1" text:continue-numbering="true">
        <text:list-item>
          <text:p text:style-name="P12">What does HTML stand for?</text:p>
          <text:list text:continue-numbering="true">
            <text:list-item>
              <text:p text:style-name="P13">Hype Text Mark-Up language</text:p>
            </text:list-item>
          </text:list>
        </text:list-item>
        <text:list-item>
          <text:p text:style-name="P14">What three elements must be included in every HTML document?</text:p>
          <text:list text:continue-numbering="true">
            <text:list-item>
              <text:p text:style-name="P15">&lt;html&gt;, &lt;head&gt;, &lt;body&gt;</text:p>
            </text:list-item>
          </text:list>
        </text:list-item>
        <text:list-item>
          <text:p text:style-name="P16">What is the purpose of the head element?</text:p>
          <text:list text:continue-numbering="true">
            <text:list-item>
              <text:p text:style-name="P17">The head element contains information for the browser. Things such as metadata, external scripts, stylesheets, and such are called and are not<text:s/>normally<text:s/>visible to the user on the<text:s/>browser.</text:p>
            </text:list-item>
          </text:list>
        </text:list-item>
        <text:list-item>
          <text:p text:style-name="P18">What is the purpose of the body element?</text:p>
          <text:list text:continue-numbering="true">
            <text:list-item>
              <text:p text:style-name="P19">The body element<text:s/>contains content that the user is able to see and/or interact with. This ranges from images to paragraphs, to essentially any type of content that can be consumed/interacted with by the user.<text:tab/><text:tab/></text:p>
            </text:list-item>
          </text:list>
        </text:list-item>
        <text:list-item>
          <text:p text:style-name="P20">What is meant by semantic markup? Why is semantic markup important?</text:p>
          <text:list text:continue-numbering="true">
            <text:list-item>
              <text:p text:style-name="P21">Semantic mark-up refers to the use of elements to give structure and meaning to a page.</text:p>
            </text:list-item>
          </text:list>
        </text:list-item>
        <text:list-item>
          <text:p text:style-name="P22">HTML code consists of what 3 things?</text:p>
          <text:list text:continue-numbering="true">
            <text:list-item>
              <text:p text:style-name="P23">Elements, attributes, and values</text:p>
            </text:list-item>
          </text:list>
        </text:list-item>
        <text:list-item>
          <text:p text:style-name="P24">What is a tag in HTML?</text:p>
          <text:list text:continue-numbering="true">
            <text:list-item>
              <text:p text:style-name="P25">&lt;html&gt;<text:s/><text:span text:style-name="T26"></text:span><text:s/>This is a tag</text:p>
            </text:list-item>
          </text:list>
        </text:list-item>
        <text:list-item>
          <text:p text:style-name="P27">What is a parent in HTML code? What is a child?</text:p>
          <text:soft-page-break/>
          <text:list text:continue-numbering="true">
            <text:list-item>
              <text:p text:style-name="P28">The outermost element is the parent and the innermost elements are child. For example, HTML is the parent of body, and body is a child of html but a parent of p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Laurie</meta:initial-creator>
    <dc:creator>Daniel Hernandez</dc:creator>
    <meta:creation-date>2016-09-07T16:31:00Z</meta:creation-date>
    <dc:date>2016-09-07T16:31:00Z</dc:date>
    <meta:template xlink:href="Normal.dotm" xlink:type="simple"/>
    <meta:editing-cycles>2</meta:editing-cycles>
    <meta:editing-duration>PT60S</meta:editing-duration>
    <meta:document-statistic meta:page-count="2" meta:paragraph-count="3" meta:word-count="268" meta:character-count="1795" meta:row-count="12" meta:non-whitespace-character-count="1530"/>
  </office:meta>
</office:document-meta>
</file>